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11-03T12:10:12" calcext:value-type="date">
            <text:p>2022-11-03 12:10:12</text:p>
          </table:table-cell>
          <table:table-cell table:style-name="ce22" office:value-type="date" office:date-value="2022-11-03" calcext:value-type="date">
            <text:p>2022-11-03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2H10M12S" calcext:value-type="time">
            <text:p>12:10:12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11-03T12:10:12" calcext:value-type="date">
            <text:p>2022-11-03 12:10:12</text:p>
          </table:table-cell>
          <table:table-cell table:style-name="ce23" office:value-type="date" office:date-value="2022-11-03" calcext:value-type="date">
            <text:p>2022-11-03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0H10M12S" calcext:value-type="time">
            <text:p>00:10:12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11-03T12:10:12" calcext:value-type="date">
            <text:p>2022-11-03 12:10:12</text:p>
          </table:table-cell>
          <table:table-cell table:style-name="ce24" office:value-type="date" office:date-value="2022-11-03" calcext:value-type="date">
            <text:p>2022-11-03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2H10M12S" calcext:value-type="time">
            <text:p>12:10:1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11-03T12:10:12" calcext:value-type="date">
            <text:p>2022-11-03 12:10:12</text:p>
          </table:table-cell>
          <table:table-cell table:style-name="ce25" office:value-type="date" office:date-value="2022-11-03" calcext:value-type="date">
            <text:p>2022-11-03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0H10M13S" calcext:value-type="time">
            <text:p>00:10:13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11-03T12:10:13" calcext:value-type="date">
            <text:p>2022-11-03 12:10:13</text:p>
          </table:table-cell>
          <table:table-cell table:style-name="ce26" office:value-type="date" office:date-value="2022-11-03" calcext:value-type="date">
            <text:p>2022-11-03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2H10M13S" calcext:value-type="time">
            <text:p>12:10:13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11-03T12:10:13" calcext:value-type="date">
            <text:p>2022-11-03 12:10:13</text:p>
          </table:table-cell>
          <table:table-cell table:style-name="ce27" office:value-type="date" office:date-value="2022-11-03" calcext:value-type="date">
            <text:p>2022-11-03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0H10M13S" calcext:value-type="time">
            <text:p>00:10:13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11-03T12:10:13" calcext:value-type="date">
            <text:p>2022-11-03 12:10:13</text:p>
          </table:table-cell>
          <table:table-cell table:style-name="ce28" office:value-type="date" office:date-value="2022-11-03" calcext:value-type="date">
            <text:p>2022-11-03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2H10M13S" calcext:value-type="time">
            <text:p>12:10:1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11-03T12:10:13" calcext:value-type="date">
            <text:p>2022-11-03 12:10:13</text:p>
          </table:table-cell>
          <table:table-cell table:style-name="ce29" office:value-type="date" office:date-value="2022-11-03" calcext:value-type="date">
            <text:p>2022-11-03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0H10M13S" calcext:value-type="time">
            <text:p>00:10:1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11-03T12:10:13" calcext:value-type="date">
            <text:p>2022-11-03 12:10:13</text:p>
          </table:table-cell>
          <table:table-cell table:style-name="ce30" office:value-type="date" office:date-value="2022-11-03" calcext:value-type="date">
            <text:p>2022-11-03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2H10M13S" calcext:value-type="time">
            <text:p>12:10:1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11-03T12:10:13" calcext:value-type="date">
            <text:p>2022-11-03 12:10:13</text:p>
          </table:table-cell>
          <table:table-cell table:style-name="ce31" office:value-type="date" office:date-value="2022-11-03" calcext:value-type="date">
            <text:p>2022-11-03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0H10M13S" calcext:value-type="time">
            <text:p>00:10:1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11-03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2-11-03T12:10:13" calcext:value-type="date">
            <text:p>2022-11-03 12:10:13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2-11-03T12:10:13" calcext:value-type="date">
            <text:p>2022-11-03 12:10:13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2-11-03T12:10:13" calcext:value-type="date">
            <text:p>2022-11-03 12:10:13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457016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1.29362" calcext:value-type="float">
            <text:p>1,29</text:p>
          </table:table-cell>
          <table:table-cell office:value-type="float" office:value="0.00469237410071943" calcext:value-type="float">
            <text:p>0,004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78104" calcext:value-type="float">
            <text:p>0,08</text:p>
          </table:table-cell>
          <table:table-cell office:value-type="float" office:value="0.00557885714285714" calcext:value-type="float">
            <text:p>0,005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24006" calcext:value-type="float">
            <text:p>0,02</text:p>
          </table:table-cell>
          <table:table-cell office:value-type="float" office:value="0.0020005" calcext:value-type="float">
            <text:p>0,002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98253" calcext:value-type="float">
            <text:p>0,10</text:p>
          </table:table-cell>
          <table:table-cell office:value-type="float" office:value="0.010917" calcext:value-type="float">
            <text:p>0,010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303112" calcext:value-type="float">
            <text:p>0,30</text:p>
          </table:table-cell>
          <table:table-cell office:value-type="float" office:value="0.0606224" calcext:value-type="float">
            <text:p>0,060622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797095" calcext:value-type="float">
            <text:p>1,80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2:10:11</meta:creation-date>
    <meta:generator>LibreOffice/7.3.6.2$Linux_X86_64 LibreOffice_project/30$Build-2</meta:generator>
    <meta:editing-duration>PT2S</meta:editing-duration>
    <meta:editing-cycles>2</meta:editing-cycles>
    <meta:initial-creator>Turulomio</meta:initial-creator>
    <dc:description>Este fichero ha sido generado con UnoGenerator-0.31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2-11-03T12:10:15.071600461</dc:date>
    <dc:title>Ejemplo ODS con UnoGenerator</dc:title>
    <meta:document-statistic meta:table-count="9" meta:cell-count="3414" meta:object-count="0"/>
  </office:meta>
</office:document-meta>
</file>